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1">
      <style:graphic-properties draw:fill="none" draw:stroke="solid" svg:stroke-width="0.02778in" svg:stroke-color="#4a7ebb" draw:marker-end="a470" svg:stroke-opacity="100%"/>
    </style:style>
    <style:style style:family="graphic" style:name="a473">
      <style:graphic-properties draw:fill="none" draw:stroke="solid" svg:stroke-width="0.02778in" svg:stroke-color="#4a7ebb" draw:marker-end="a472" svg:stroke-opacity="100%"/>
    </style:style>
    <style:style style:family="graphic" style:name="a475">
      <style:graphic-properties draw:fill="none" draw:stroke="solid" svg:stroke-width="0.02778in" svg:stroke-color="#4a7ebb" draw:marker-end="a474" svg:stroke-opacity="100%"/>
    </style:style>
    <style:style style:family="graphic" style:name="a477">
      <style:graphic-properties draw:fill="none" draw:stroke="solid" svg:stroke-width="0.02778in" svg:stroke-color="#4a7ebb" draw:marker-end="a476" svg:stroke-opacity="100%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79">
      <style:graphic-properties draw:fill="none" draw:stroke="solid" svg:stroke-width="0.02778in" svg:stroke-color="#4a7ebb" draw:marker-end="a478" svg:stroke-opacity="100%"/>
    </style:style>
    <style:style style:family="graphic" style:name="a443">
      <style:graphic-properties draw:fill="none" draw:stroke="solid" svg:stroke-width="0.02778in" svg:stroke-color="#4a7ebb" draw:marker-end="a442" svg:stroke-opacity="100%"/>
    </style:style>
    <style:style style:family="graphic" style:name="a445">
      <style:graphic-properties draw:fill="none" draw:stroke="solid" svg:stroke-width="0.02778in" svg:stroke-color="#4a7ebb" draw:marker-end="a444" svg:stroke-opacity="100%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none" draw:stroke="solid" svg:stroke-width="0.02778in" svg:stroke-color="#4a7ebb" draw:marker-end="a446" svg:stroke-opacity="100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none" draw:stroke="solid" svg:stroke-width="0.02778in" svg:stroke-color="#4a7ebb" draw:marker-end="a448" svg:stroke-opacity="100%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384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2778in" svg:stroke-color="#4a7ebb" draw:marker-end="a480" svg:stroke-opacity="100%"/>
    </style:style>
    <style:style style:family="graphic" style:name="a483">
      <style:graphic-properties draw:fill="none" draw:stroke="solid" svg:stroke-width="0.02778in" svg:stroke-color="#4a7ebb" draw:marker-end="a482" svg:stroke-opacity="100%"/>
    </style:style>
    <style:style style:family="graphic" style:name="a485">
      <style:graphic-properties draw:fill="none" draw:stroke="solid" svg:stroke-width="0.02778in" svg:stroke-color="#4a7ebb" draw:marker-end="a484" svg:stroke-opacity="100%"/>
    </style:style>
    <style:style style:family="graphic" style:name="a487">
      <style:graphic-properties draw:fill="none" draw:stroke="solid" svg:stroke-width="0.02778in" svg:stroke-color="#4a7ebb" draw:marker-end="a486" svg:stroke-opacity="100%"/>
    </style:style>
    <style:style style:family="graphic" style:name="a451">
      <style:graphic-properties draw:fill="none" draw:stroke="solid" svg:stroke-width="0.02778in" svg:stroke-color="#4a7ebb" draw:marker-end="a450" svg:stroke-opacity="100%"/>
    </style:style>
    <style:style style:family="graphic" style:name="a453">
      <style:graphic-properties draw:fill="none" draw:stroke="solid" svg:stroke-width="0.02778in" svg:stroke-color="#4a7ebb" draw:marker-end="a452" svg:stroke-opacity="100%"/>
    </style:style>
    <style:style style:family="graphic" style:name="a455">
      <style:graphic-properties draw:fill="none" draw:stroke="solid" svg:stroke-width="0.02778in" svg:stroke-color="#4a7ebb" draw:marker-end="a454" svg:stroke-opacity="100%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draw:fill="none" draw:stroke="solid" svg:stroke-width="0.02778in" svg:stroke-color="#4a7ebb" draw:marker-end="a456" svg:stroke-opacity="100%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59">
      <style:graphic-properties draw:fill="none" draw:stroke="solid" svg:stroke-width="0.02778in" svg:stroke-color="#4a7ebb" draw:marker-end="a458" svg:stroke-opacity="100%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61">
      <style:graphic-properties draw:fill="none" draw:stroke="solid" svg:stroke-width="0.02778in" svg:stroke-color="#4a7ebb" draw:marker-end="a460" svg:stroke-opacity="100%"/>
    </style:style>
    <style:style style:family="graphic" style:name="a463">
      <style:graphic-properties draw:fill="none" draw:stroke="solid" svg:stroke-width="0.02778in" svg:stroke-color="#4a7ebb" draw:marker-end="a462" svg:stroke-opacity="100%"/>
    </style:style>
    <style:style style:family="graphic" style:name="a465">
      <style:graphic-properties draw:fill="none" draw:stroke="solid" svg:stroke-width="0.02778in" svg:stroke-color="#4a7ebb" draw:marker-end="a464" svg:stroke-opacity="100%"/>
    </style:style>
    <style:style style:family="graphic" style:name="a467">
      <style:graphic-properties draw:fill="none" draw:stroke="solid" svg:stroke-width="0.02778in" svg:stroke-color="#4a7ebb" draw:marker-end="a466" svg:stroke-opacity="100%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solid" svg:stroke-width="0.02778in" svg:stroke-color="#4a7ebb" draw:marker-end="a468" svg:stroke-opacity="100%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7-blank-Blank" presentation:presentation-page-layout-name="Master1-PPL7">
        <draw:custom-shape svg:x="5.12542in" svg:y="6.36317in" svg:width="2.94578in" svg:height="1.00928in" draw:id="id63" draw:style-name="a385" draw:name="Rounded Rectangle 234">
          <svg:title/>
          <svg:desc/>
          <text:p text:style-name="a383" text:class-names="" text:cond-style-name=""><text:span text:style-name="a381" text:class-names="">Updating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13376in" svg:y="0.12755in" svg:width="1.20881in" svg:height="0.77304in" draw:id="id64" draw:style-name="a389" draw:name="Rounded Rectangle 3">
          <svg:title/>
          <svg:desc/>
          <text:p text:style-name="a388" text:class-names="" text:cond-style-name=""><text:span text:style-name="a386" text:class-names="">New</text:span><text:span text:style-name="a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50377in" svg:y="1.30878in" svg:width="1.20881in" svg:height="0.77304in" draw:id="id65" draw:style-name="a393" draw:name="Rounded Rectangle 4">
          <svg:title/>
          <svg:desc/>
          <text:p text:style-name="a392" text:class-names="" text:cond-style-name=""><text:span text:style-name="a390" text:class-names="">Ghost</text:span><text:span text:style-name="a3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5103in" svg:y="4.099in" svg:width="1.20881in" svg:height="0.77304in" draw:id="id66" draw:style-name="a397" draw:name="Rounded Rectangle 5">
          <svg:title/>
          <svg:desc/>
          <text:p text:style-name="a396" text:class-names="" text:cond-style-name=""><text:span text:style-name="a394" text:class-names="">Part_<text:line-break/>Resolved</text:span><text:span text:style-name="a3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3in" svg:y="5.58545in" svg:width="1.20881in" svg:height="0.77304in" draw:id="id67" draw:style-name="a401" draw:name="Rounded Rectangle 6">
          <svg:title/>
          <svg:desc/>
          <text:p text:style-name="a400" text:class-names="" text:cond-style-name=""><text:span text:style-name="a398" text:class-names="">Resolved</text:span><text:span text:style-name="a3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66127in" svg:y="4.85248in" svg:width="1.20881in" svg:height="0.77304in" draw:id="id68" draw:style-name="a405" draw:name="Rounded Rectangle 7">
          <svg:title/>
          <svg:desc/>
          <text:p text:style-name="a404" text:class-names="" text:cond-style-name=""><text:span text:style-name="a402" text:class-names="">Resolving</text:span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571in" svg:y="2.88376in" svg:width="1.20881in" svg:height="0.77304in" draw:id="id69" draw:style-name="a409" draw:name="Rounded Rectangle 8">
          <svg:title/>
          <svg:desc/>
          <text:p text:style-name="a408" text:class-names="" text:cond-style-name=""><text:span text:style-name="a406" text:class-names="">Resolving_Part</text:span><text:span text:style-name="a4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3497in" svg:y="1.15129in" svg:width="1.20881in" svg:height="0.77304in" draw:id="id70" draw:style-name="a413" draw:name="Rounded Rectangle 9">
          <svg:title/>
          <svg:desc/>
          <text:p text:style-name="a412" text:class-names="" text:cond-style-name=""><text:span text:style-name="a410" text:class-names="">Transient</text:span><text:span text:style-name="a4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7234in" svg:y="6.47841in" svg:width="1.20881in" svg:height="0.77304in" draw:id="id71" draw:style-name="a417" draw:name="Rounded Rectangle 10">
          <svg:title/>
          <svg:desc/>
          <text:p text:style-name="a416" text:class-names="" text:cond-style-name=""><text:span text:style-name="a414" text:class-names="">Destroyed</text:span><text:span text:style-name="a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30592in" svg:y="6.47841in" svg:width="1.20881in" svg:height="0.77304in" draw:id="id72" draw:style-name="a421" draw:name="Rounded Rectangle 11">
          <svg:title/>
          <svg:desc/>
          <text:p text:style-name="a420" text:class-names="" text:cond-style-name=""><text:span text:style-name="a418" text:class-names="">Updating</text:span><text:span text:style-name="a4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9632in" svg:y="0.2063in" svg:width="1.20881in" svg:height="0.77304in" draw:id="id73" draw:style-name="a425" draw:name="Rounded Rectangle 12">
          <svg:title/>
          <svg:desc/>
          <text:p text:style-name="a424" text:class-names="" text:cond-style-name=""><text:span text:style-name="a422" text:class-names="">Serializing<text:line-break/>_Transient</text:span><text:span text:style-name="a4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76375in" svg:y="1.95323in" svg:width="1.20881in" svg:height="0.77304in" draw:id="id74" draw:style-name="a429" draw:name="Rounded Rectangle 13">
          <svg:title/>
          <svg:desc/>
          <text:p text:style-name="a428" text:class-names="" text:cond-style-name=""><text:span text:style-name="a426" text:class-names="">Serializing<text:line-break/>_Ghost</text:span><text:span text:style-name="a4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43737in" svg:y="5.02444in" svg:width="1.20881in" svg:height="0.77304in" draw:id="id75" draw:style-name="a433" draw:name="Rounded Rectangle 14">
          <svg:title/>
          <svg:desc/>
          <text:p text:style-name="a432" text:class-names="" text:cond-style-name=""><text:span text:style-name="a430" text:class-names="">Serializing<text:line-break/>_Part<text:line-break/>_Resolved</text:span><text:span text:style-name="a4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59006in" svg:y="6.42746in" svg:width="1.20881in" svg:height="0.77304in" draw:id="id76" draw:style-name="a437" draw:name="Rounded Rectangle 15">
          <svg:title/>
          <svg:desc/>
          <text:p text:style-name="a436" text:class-names="" text:cond-style-name=""><text:span text:style-name="a434" text:class-names="">Serializing<text:line-break/>_Resolved</text:span><text:span text:style-name="a4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17739in" svg:y="1.00824in" svg:width="1.20881in" svg:height="0.77304in" draw:id="id77" draw:style-name="a441" draw:name="Rounded Rectangle 16">
          <svg:title/>
          <svg:desc/>
          <text:p text:style-name="a440" text:class-names="" text:cond-style-name=""><text:span text:style-name="a438" text:class-names="">Value</text:span><text:span text:style-name="a4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curve" svg:x1="1.63938in" svg:y1="1.15129in" draw:start-shape="id64" draw:start-glue-point="3" svg:x2="4.13376in" svg:y2="0.51407in" draw:end-shape="id70" draw:end-glue-point="0" draw:id="id78" draw:style-name="a443" draw:transform="translate(-2.88657in -0.83268in) rotate(-3.14159) translate(2.88657in 0.83268in)" draw:name="Curved Connector 39">
          <svg:title/>
          <svg:desc/>
        </draw:connector>
        <draw:connector draw:type="curve" svg:x1="5.34258in" svg:y1="0.51407in" draw:start-shape="id64" draw:start-glue-point="1" svg:x2="7.7818in" svg:y2="1.00824in" draw:end-shape="id77" draw:end-glue-point="0" draw:id="id79" draw:style-name="a445" draw:name="Curved Connector 64">
          <svg:title/>
          <svg:desc/>
        </draw:connector>
        <draw:connector draw:type="curve" svg:x1="5.57226in" svg:y1="3.3884in" draw:start-shape="id65" draw:start-glue-point="2" svg:x2="2.80159in" svg:y2="3.5459in" draw:end-shape="id68" draw:end-glue-point="0" draw:id="id80" draw:style-name="a447" draw:transform="translate(-4.18693in -3.46715in) rotate(-4.71239) translate(4.18693in 3.46715in)" draw:name="Curved Connector 74">
          <svg:title/>
          <svg:desc/>
        </draw:connector>
        <draw:connector draw:type="curve" svg:x1="5.62687in" svg:y1="1.75159in" draw:start-shape="id65" draw:start-glue-point="2" svg:x2="4.43841in" svg:y2="3.60051in" draw:end-shape="id69" draw:end-glue-point="3" draw:id="id81" draw:style-name="a449" draw:transform="translate(-5.03264in -2.67605in) rotate(-4.71239) translate(5.03264in 2.67605in)" draw:name="Curved Connector 82">
          <svg:title/>
          <svg:desc/>
        </draw:connector>
        <draw:connector draw:type="curve" svg:x1="7.49392in" svg:y1="2.97742in" draw:start-shape="id65" draw:start-glue-point="2" svg:x2="3.21257in" svg:y2="5.46756in" draw:end-shape="id63" draw:end-glue-point="0" draw:id="id82" draw:style-name="a451" draw:transform="translate(-5.35325in -4.22249in) rotate(-4.71239) translate(5.35325in 4.22249in)" draw:name="Curved Connector 88">
          <svg:title/>
          <svg:desc/>
        </draw:connector>
        <draw:connector draw:type="curve" svg:x1="4.56493in" svg:y1="1.883in" draw:start-shape="id65" draw:start-glue-point="2" svg:x2="4.307in" svg:y2="2.53857in" draw:end-shape="id74" draw:end-glue-point="3" draw:id="id83" draw:style-name="a453" draw:transform="translate(-4.43597in -2.21078in) rotate(-4.71239) translate(4.43597in 2.21078in)" draw:name="Curved Connector 91">
          <svg:title/>
          <svg:desc/>
        </draw:connector>
        <draw:connector draw:type="curve" svg:x1="3.75396in" svg:y1="3.47088in" draw:start-shape="id70" draw:start-glue-point="2" svg:x2="0.09283in" svg:y2="4.0389in" draw:end-shape="id67" draw:end-glue-point="0" draw:id="id84" draw:style-name="a455" draw:transform="translate(-1.92339in -3.75489in) rotate(-4.71239) translate(1.92339in 3.75489in)" draw:name="Curved Connector 94">
          <svg:title/>
          <svg:desc/>
        </draw:connector>
        <draw:connector draw:type="curve" svg:x1="0.80073in" svg:y1="0.97934in" draw:start-shape="id70" draw:start-glue-point="3" svg:x2="1.03498in" svg:y2="1.5378in" draw:end-shape="id73" draw:end-glue-point="2" draw:id="id85" draw:style-name="a457" draw:transform="translate(-0.91785in -1.25857in) rotate(-3.14159) translate(0.91785in 1.25857in)" draw:name="Curved Connector 98">
          <svg:title/>
          <svg:desc/>
        </draw:connector>
        <draw:connector draw:type="curve" svg:x1="4.21907in" svg:y1="0.78969in" draw:start-shape="id64" draw:start-glue-point="2" svg:x2="4.62727in" svg:y2="1.41968in" draw:end-shape="id65" draw:end-glue-point="0" draw:id="id86" draw:style-name="a459" draw:transform="translate(-4.42317in -1.10469in) rotate(-1.5708) translate(4.42317in 1.10469in)" draw:name="Curved Connector 124">
          <svg:title/>
          <svg:desc/>
        </draw:connector>
        <draw:connector draw:type="curve" svg:x1="7.55921in" svg:y1="3.1013in" draw:start-shape="id69" draw:start-glue-point="2" svg:x2="7.117in" svg:y2="4.6545in" draw:end-shape="id66" draw:end-glue-point="0" draw:id="id87" draw:style-name="a461" draw:transform="translate(-7.33811in -3.8779in) rotate(-4.71239) translate(7.33811in 3.8779in)" draw:name="Curved Connector 166">
          <svg:title/>
          <svg:desc/>
        </draw:connector>
        <draw:connector draw:type="curve" svg:x1="3.42013in" svg:y1="2.44408in" draw:start-shape="id69" draw:start-glue-point="2" svg:x2="5.34878in" svg:y2="6.79818in" draw:end-shape="id67" draw:end-glue-point="0" draw:id="id88" draw:style-name="a463" draw:transform="translate(-4.38446in -4.62113in) rotate(-1.5708) translate(4.38446in 4.62113in)" draw:name="Curved Connector 169">
          <svg:title/>
          <svg:desc/>
        </draw:connector>
        <draw:connector draw:type="curve" svg:x1="6.30891in" svg:y1="3.43321in" draw:start-shape="id66" draw:start-glue-point="2" svg:x2="6.67588in" svg:y2="6.67783in" draw:end-shape="id68" draw:end-glue-point="1" draw:id="id89" draw:style-name="a465" draw:transform="translate(-6.4924in -5.05552in) rotate(-1.5708) translate(6.4924in 5.05552in)" draw:name="Curved Connector 173">
          <svg:title/>
          <svg:desc/>
        </draw:connector>
        <draw:connector draw:type="curve" svg:x1="6.61095in" svg:y1="4.85941in" draw:start-shape="id66" draw:start-glue-point="2" svg:x2="8.10208in" svg:y2="6.3758in" draw:end-shape="id63" draw:end-glue-point="0" draw:id="id90" draw:style-name="a467" draw:transform="translate(-7.35651in -5.6176in) rotate(-1.5708) translate(7.35651in 5.6176in)" draw:name="Curved Connector 176">
          <svg:title/>
          <svg:desc/>
        </draw:connector>
        <draw:connector draw:type="curve" svg:x1="8.5455in" svg:y1="4.98016in" draw:start-shape="id66" draw:start-glue-point="2" svg:x2="8.00658in" svg:y2="5.30283in" draw:end-shape="id75" draw:end-glue-point="3" draw:id="id91" draw:style-name="a469" draw:transform="translate(-8.27604in -5.14149in) rotate(-4.71239) translate(8.27604in 5.14149in)" draw:name="Curved Connector 182">
          <svg:title/>
          <svg:desc/>
        </draw:connector>
        <draw:connector draw:type="curve" svg:x1="2.20741in" svg:y1="5.58545in" draw:start-shape="id68" draw:start-glue-point="3" svg:x2="3.66127in" svg:y2="5.239in" draw:end-shape="id67" draw:end-glue-point="0" draw:id="id92" draw:style-name="a471" draw:transform="translate(-2.93434in -5.41223in) rotate(-3.14159) translate(2.93434in 5.41223in)" draw:name="Curved Connector 185">
          <svg:title/>
          <svg:desc/>
        </draw:connector>
        <draw:connector draw:type="curve" svg:x1="3.50377in" svg:y1="1.6953in" draw:start-shape="id67" draw:start-glue-point="3" svg:x2="1.603in" svg:y2="5.97197in" draw:end-shape="id65" draw:end-glue-point="3" draw:id="id93" draw:style-name="a473" draw:transform="translate(-2.55338in -3.83364in) rotate(-3.14159) translate(2.55338in 3.83364in)" draw:name="Curved Connector 188">
          <svg:title/>
          <svg:desc/>
        </draw:connector>
        <draw:connector draw:type="curve" svg:x1="2.81181in" svg:y1="5.97197in" draw:start-shape="id67" draw:start-glue-point="1" svg:x2="6.59832in" svg:y2="6.36317in" draw:end-shape="id63" draw:end-glue-point="0" draw:id="id94" draw:style-name="a475" draw:name="Curved Connector 199">
          <svg:title/>
          <svg:desc/>
        </draw:connector>
        <draw:connector draw:type="curve" svg:x1="1.19447in" svg:y1="6.42746in" draw:start-shape="id67" draw:start-glue-point="3" svg:x2="1.603in" svg:y2="5.97197in" draw:end-shape="id76" draw:end-glue-point="0" draw:id="id95" draw:style-name="a477" draw:transform="translate(-1.39873in -6.19972in) rotate(-3.14159) translate(1.39873in 6.19972in)" draw:name="Curved Connector 202">
          <svg:title/>
          <svg:desc/>
        </draw:connector>
        <draw:connector draw:type="curve" svg:x1="2.20741in" svg:y1="6.35849in" draw:start-shape="id72" draw:start-glue-point="3" svg:x2="5.30592in" svg:y2="6.86493in" draw:end-shape="id67" draw:end-glue-point="2" draw:id="id96" draw:style-name="a479" draw:transform="translate(-3.75666in -6.61171in) rotate(-3.14159) translate(3.75666in 6.61171in)" draw:name="Curved Connector 205">
          <svg:title/>
          <svg:desc/>
        </draw:connector>
        <draw:connector draw:type="curve" svg:x1="1.40513in" svg:y1="0.59282in" draw:start-shape="id73" draw:start-glue-point="1" svg:x2="1.63938in" svg:y2="1.15129in" draw:end-shape="id70" draw:end-glue-point="0" draw:id="id97" draw:style-name="a481" draw:name="Curved Connector 208">
          <svg:title/>
          <svg:desc/>
        </draw:connector>
        <draw:connector draw:type="curve" svg:x1="1.79887in" svg:y1="6.81398in" draw:start-shape="id76" draw:start-glue-point="1" svg:x2="2.20741in" svg:y2="6.35849in" draw:end-shape="id67" draw:end-glue-point="2" draw:id="id98" draw:style-name="a483" draw:name="Curved Connector 212">
          <svg:title/>
          <svg:desc/>
        </draw:connector>
        <draw:connector draw:type="curve" svg:x1="8.61099in" svg:y1="4.91631in" draw:start-shape="id75" draw:start-glue-point="0" svg:x2="9.1499in" svg:y2="4.59365in" draw:end-shape="id66" draw:end-glue-point="1" draw:id="id99" draw:style-name="a485" draw:transform="translate(-8.88045in -4.75498in) rotate(-4.71239) translate(8.88045in 4.75498in)" draw:name="Curved Connector 215">
          <svg:title/>
          <svg:desc/>
        </draw:connector>
        <draw:connector draw:type="curve" svg:x1="4.91141in" svg:y1="2.15205in" draw:start-shape="id74" draw:start-glue-point="0" svg:x2="5.16934in" svg:y2="1.49648in" draw:end-shape="id65" draw:end-glue-point="1" draw:id="id100" draw:style-name="a487" draw:transform="translate(-5.04037in -1.82426in) rotate(-4.71239) translate(5.04037in 1.82426in)" draw:name="Curved Connector 22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58" svg:viewBox="0 0 20 30" svg:d="m10 0-10 30h20z"/>
    <draw:marker draw:name="a470" svg:viewBox="0 0 20 30" svg:d="m10 0-10 30h20z"/>
    <draw:marker draw:name="a472" svg:viewBox="0 0 20 30" svg:d="m10 0-10 30h20z"/>
    <draw:marker draw:name="a474" svg:viewBox="0 0 20 30" svg:d="m10 0-10 30h20z"/>
    <draw:marker draw:name="a476" svg:viewBox="0 0 20 30" svg:d="m10 0-10 30h20z"/>
    <draw:marker draw:name="a478" svg:viewBox="0 0 20 30" svg:d="m10 0-10 30h20z"/>
    <draw:marker draw:name="a442" svg:viewBox="0 0 20 30" svg:d="m10 0-10 30h20z"/>
    <draw:marker draw:name="a444" svg:viewBox="0 0 20 30" svg:d="m10 0-10 30h20z"/>
    <draw:marker draw:name="a446" svg:viewBox="0 0 20 30" svg:d="m10 0-10 30h20z"/>
    <draw:marker draw:name="a448" svg:viewBox="0 0 20 30" svg:d="m10 0-10 30h20z"/>
    <draw:marker draw:name="a460" svg:viewBox="0 0 20 30" svg:d="m10 0-10 30h20z"/>
    <draw:marker draw:name="a462" svg:viewBox="0 0 20 30" svg:d="m10 0-10 30h20z"/>
    <draw:marker draw:name="a464" svg:viewBox="0 0 20 30" svg:d="m10 0-10 30h20z"/>
    <draw:marker draw:name="a466" svg:viewBox="0 0 20 30" svg:d="m10 0-10 30h20z"/>
    <draw:marker draw:name="a468" svg:viewBox="0 0 20 30" svg:d="m10 0-10 30h20z"/>
    <draw:marker draw:name="a480" svg:viewBox="0 0 20 30" svg:d="m10 0-10 30h20z"/>
    <draw:marker draw:name="a482" svg:viewBox="0 0 20 30" svg:d="m10 0-10 30h20z"/>
    <draw:marker draw:name="a484" svg:viewBox="0 0 20 30" svg:d="m10 0-10 30h20z"/>
    <draw:marker draw:name="a486" svg:viewBox="0 0 20 30" svg:d="m10 0-10 30h20z"/>
    <draw:marker draw:name="a450" svg:viewBox="0 0 20 30" svg:d="m10 0-10 30h20z"/>
    <draw:marker draw:name="a452" svg:viewBox="0 0 20 30" svg:d="m10 0-10 30h20z"/>
    <draw:marker draw:name="a454" svg:viewBox="0 0 20 30" svg:d="m10 0-10 30h20z"/>
    <draw:marker draw:name="a456" svg:viewBox="0 0 20 30" svg:d="m10 0-10 30h20z"/>
    <draw:stroke-dash draw:name="a384" draw:display-name="SysDash" draw:style="rect" draw:dots1="1" draw:dots1-length="0.02778in" draw:dots2="0" draw:dots2-length="0in" draw:distance="0.0277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4/2011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04/2011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04/2011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04/2011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04/2011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04/2011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04/2011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04/2011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04/2011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/04/2011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/04/2011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/04/2011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danhaywood</meta:initial-creator>
    <dc:creator>danhaywood</dc:creator>
    <meta:creation-date>2011-04-18T19:41:16Z</meta:creation-date>
    <dc:date>2011-04-18T21:03:37Z</dc:date>
    <meta:editing-cycles>7</meta:editing-cycles>
    <meta:editing-duration>PT4604S</meta:editing-duration>
    <meta:document-statistic meta:paragraph-count="15" meta:word-count="16"/>
  </office:meta>
</office:document-meta>
</file>